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144c" officeooo:paragraph-rsid="001c14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dlopnun1503/Despliegue/blob/master/Markdown/TareaMarkdownSolucion.markdown" text:style-name="Internet_20_link" text:visited-style-name="Visited_20_Internet_20_Link">https://github.com/dlopnun1503/Despliegue/blob/master/Markdown/TareaMarkdownSolucion.markdown</text:a> </text:p>
      <text:p text:style-name="Standard"/>
      <text:p text:style-name="P1">Hecho con una extensión markdown en visual studio, donde podemos ver la vista mientras que escribimos en el fichero.m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1:05:45.621000000</meta:creation-date>
    <dc:date>2024-10-07T11:07:24.310000000</dc:date>
    <meta:editing-duration>PT1M39S</meta:editing-duration>
    <meta:editing-cycles>1</meta:editing-cycles>
    <meta:document-statistic meta:table-count="0" meta:image-count="0" meta:object-count="0" meta:page-count="1" meta:paragraph-count="2" meta:word-count="20" meta:character-count="212" meta:non-whitespace-character-count="193"/>
    <meta:generator>LibreOffice/7.6.1.2$Windows_X86_64 LibreOffice_project/f5defcebd022c5bc36bbb79be232cb6926d8f674</meta:generator>
  </office:meta>
</office:document-meta>
</file>